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35cm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objectwithoutfill">
      <style:graphic-properties svg:stroke-width="0.1cm" draw:marker-start-width="0.35cm" draw:marker-end="Rounded_20_short_20_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.15cm"/>
    </style:style>
    <style:style style:name="gr8" style:family="graphic" style:parent-style-name="standard">
      <style:graphic-properties draw:stroke="none" svg:stroke-color="#000000" draw:fill="none" draw:fill-color="#ffffff" fo:min-height="0.812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737cm"/>
    </style:style>
    <style:style style:name="gr11" style:family="graphic" style:parent-style-name="standard">
      <style:graphic-properties draw:stroke="none" svg:stroke-color="#000000" draw:fill="none" draw:fill-color="#ffffff" fo:min-height="0.4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0.5cm" svg:height="12.9cm" svg:x="2.8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5cm" svg:height="9.7cm" svg:x="11.2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7.2cm" svg:y1="2.7cm" svg:x2="27.2cm" svg:y2="19.3cm">
          <text:p/>
        </draw:line>
        <draw:frame draw:style-name="gr4" draw:text-style-name="P2" draw:layer="layout" svg:width="5.9cm" svg:height="2.6cm" svg:x="0.2cm" svg:y="0.8cm">
          <draw:text-box>
            <text:p text:style-name="P1"><text:span text:style-name="T1">Client</text:span></text:p>
            <text:p text:style-name="P1"><text:span text:style-name="T1">(es. Thunderbird)</text:span></text:p>
          </draw:text-box>
        </draw:frame>
        <draw:line draw:style-name="gr3" draw:text-style-name="P1" draw:layer="layout" svg:x1="3cm" svg:y1="2.7cm" svg:x2="3cm" svg:y2="19.3cm">
          <text:p/>
        </draw:line>
        <draw:frame draw:style-name="gr5" draw:text-style-name="P2" draw:layer="layout" svg:width="5.5cm" svg:height="1.7cm" svg:x="8.7cm" svg:y="0.9cm">
          <draw:text-box>
            <text:p text:style-name="P1"><text:span text:style-name="T1">PuRo</text:span></text:p>
            <text:p text:style-name="P1"><text:span text:style-name="T1">(server POP3)</text:span></text:p>
          </draw:text-box>
        </draw:frame>
        <draw:line draw:style-name="gr3" draw:text-style-name="P1" draw:layer="layout" svg:x1="19.5cm" svg:y1="2.7cm" svg:x2="19.5cm" svg:y2="19.3cm">
          <text:p/>
        </draw:line>
        <draw:line draw:style-name="gr3" draw:text-style-name="P1" draw:layer="layout" svg:x1="11.5cm" svg:y1="2.7cm" svg:x2="11.5cm" svg:y2="19.3cm">
          <text:p/>
        </draw:line>
        <draw:frame draw:style-name="gr5" draw:text-style-name="P2" draw:layer="layout" svg:width="5.5cm" svg:height="2.384cm" svg:x="16.7cm" svg:y="0.8cm">
          <draw:text-box>
            <text:p text:style-name="P1"><text:span text:style-name="T1">PuRo</text:span></text:p>
            <text:p text:style-name="P1"><text:span text:style-name="T1">(DynamoDB)</text:span></text:p>
            <text:p text:style-name="P1"><text:span text:style-name="T1"/></text:p>
          </draw:text-box>
        </draw:frame>
        <draw:frame draw:style-name="gr5" draw:text-style-name="P2" draw:layer="layout" svg:width="5.5cm" svg:height="1.7cm" svg:x="24.4cm" svg:y="0.9cm">
          <draw:text-box>
            <text:p text:style-name="P1"><text:span text:style-name="T1">PuRo</text:span></text:p>
            <text:p text:style-name="P1"><text:span text:style-name="T1">(S3)</text:span></text:p>
          </draw:text-box>
        </draw:frame>
        <draw:line draw:style-name="gr6" draw:text-style-name="P1" draw:layer="layout" svg:x1="11.6cm" svg:y1="5.2cm" svg:x2="27.2cm" svg:y2="8.1cm">
          <text:p/>
        </draw:line>
        <draw:frame draw:style-name="gr7" draw:text-style-name="P1" draw:layer="layout" svg:width="0.8cm" svg:height="3.095cm" svg:x="1.8cm" svg:y="16.3cm">
          <draw:text-box>
            <text:p text:style-name="P1">t</text:p>
            <text:p text:style-name="P1">ime</text:p>
          </draw:text-box>
        </draw:frame>
        <draw:frame draw:style-name="gr8" draw:text-style-name="P2" draw:layer="layout" svg:width="0.9cm" svg:height="5.228cm" svg:x="10.1cm" svg:y="7cm">
          <draw:text-box>
            <text:p text:style-name="P1"><text:span text:style-name="T1">expunge</text:span></text:p>
          </draw:text-box>
        </draw:frame>
        <draw:frame draw:style-name="gr9" draw:text-style-name="P2" draw:layer="layout" svg:width="1.8cm" svg:height="1cm" draw:transform="rotate (0.174532925199433) translate (13.927cm 12.964cm)">
          <draw:text-box>
            <text:p text:style-name="P1"><text:span text:style-name="T1">OK</text:span></text:p>
          </draw:text-box>
        </draw:frame>
        <draw:frame draw:style-name="gr10" draw:text-style-name="P3" draw:layer="layout" svg:width="8.523cm" svg:height="0.987cm" draw:transform="rotate (-0.174532925199433) translate (11.806cm 4.1cm)">
          <draw:text-box>
            <text:p><text:span text:style-name="T1">deleteObjectFromBuckets</text:span></text:p>
          </draw:text-box>
        </draw:frame>
        <draw:frame draw:style-name="gr11" draw:text-style-name="P3" draw:layer="layout" svg:width="6.434cm" svg:height="0.962cm" draw:transform="rotate (-0.174532925199433) translate (12.664cm 10.8cm)">
          <draw:text-box>
            <text:p><text:span text:style-name="T1">deleteMetaMailItem</text:span></text:p>
          </draw:text-box>
        </draw:frame>
        <draw:line draw:style-name="gr6" draw:text-style-name="P1" draw:layer="layout" svg:x1="27.1cm" svg:y1="8.3cm" svg:x2="11.5cm" svg:y2="11.2cm">
          <text:p/>
        </draw:line>
        <draw:line draw:style-name="gr6" draw:text-style-name="P1" draw:layer="layout" svg:x1="3cm" svg:y1="3.5cm" svg:x2="11.5cm" svg:y2="5.1cm">
          <text:p/>
        </draw:line>
        <draw:line draw:style-name="gr6" draw:text-style-name="P1" draw:layer="layout" svg:x1="11.5cm" svg:y1="11.4cm" svg:x2="19.5cm" svg:y2="12.9cm">
          <text:p/>
        </draw:line>
        <draw:line draw:style-name="gr6" draw:text-style-name="P1" draw:layer="layout" svg:x1="19.5cm" svg:y1="13.1cm" svg:x2="11.5cm" svg:y2="14.6cm">
          <text:p/>
        </draw:line>
        <draw:line draw:style-name="gr6" draw:text-style-name="P1" draw:layer="layout" svg:x1="11.2cm" svg:y1="14.9cm" svg:x2="3.2cm" svg:y2="16.4cm">
          <text:p/>
        </draw:line>
        <draw:frame draw:style-name="gr11" draw:text-style-name="P3" draw:layer="layout" svg:width="5.553cm" svg:height="0.962cm" draw:transform="rotate (-0.174532925199433) translate (4.631cm 2.7cm)">
          <draw:text-box>
            <text:p><text:span text:style-name="T1">Command QUIT</text:span></text:p>
          </draw:text-box>
        </draw:frame>
        <draw:frame draw:style-name="gr9" draw:text-style-name="P2" draw:layer="layout" svg:width="1.983cm" svg:height="1cm" draw:transform="rotate (0.174532925199433) translate (20.8cm 8.444cm)">
          <draw:text-box>
            <text:p text:style-name="P1"><text:span text:style-name="T1">OK</text:span></text:p>
          </draw:text-box>
        </draw:frame>
        <draw:frame draw:style-name="gr9" draw:text-style-name="P2" draw:layer="layout" svg:width="1.8cm" svg:height="1cm" draw:transform="rotate (0.174532925199433) translate (5.7cm 14.915cm)">
          <draw:text-box>
            <text:p text:style-name="P1"><text:span text:style-name="T1">O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nk </meta:initial-creator>
    <meta:creation-date>2013-01-22T22:08:40</meta:creation-date>
    <dc:date>2013-01-23T22:21:50</dc:date>
    <dc:creator>Tank </dc:creator>
    <meta:editing-duration>PT37M9S</meta:editing-duration>
    <meta:editing-cycles>6</meta:editing-cycles>
    <meta:generator>LibreOffice/3.5$Linux_X86_64 LibreOffice_project/350m1$Build-2</meta:generator>
    <meta:document-statistic meta:object-count="24"/>
  </office:meta>
</office:document-meta>
</file>